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eleport</text:h>
      <text:p text:style-name="Standard">Pewnego dnia jakiś znajomy zatrzymał mnie i powiedział ze złością w głosie:</text:p>
      <text:list xml:id="list1461234461" text:style-name="L1">
        <text:list-item>
          <text:p text:style-name="P3">Wiesz co mi się wczoraj przydarzyło? Teleport nie zadziałał!</text:p>
        </text:list-item>
        <text:list-item>
          <text:p text:style-name="P3">Twój teleport?! Niemożliwe! Przecież zawsze działał!</text:p>
        </text:list-item>
        <text:list-item>
          <text:p text:style-name="P3">A tym razem nie! Dasz wiarę? Otworzyłem drzwi, wszedłem do maszyny teleportacyjnej, oczywiście powiedziałem „Dzień dobry” do kierownika teleportera i pokazałem mu ważny bilet na teleportację. Zająłem miejsce, jak zwykle przy oknie, żeby widzieć jak cząstki elementarne rozmazują się przy przejściu teleportomobilu marki Autosan w prędkość nadświetlną. Kierownik włożył kluczyk do portu teleportera, przekręcił, i wtem! Nic się nie stało! Kierownik kazał wszystkim wysiąść, teleporter nie odpalił..</text:p>
        </text:list-item>
        <text:list-item>
          <text:p text:style-name="P3">O nie, to przykre..</text:p>
        </text:list-item>
        <text:list-item>
          <text:p text:style-name="P3">Wiem! Na szczęście dzisiaj już wszystko działało jak należy. PKS (Przedsiębiorstwo Komunikacji Superteleportacyjnej) powinien zwrócić mi za niewykorzystany dzień z miesięcznego karnetu teleportacyjnego!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aweł Kochan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46:04</dc:date>
    <meta:editing-duration>PT00H19M51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8" meta:word-count="130" meta:character-count="935"/>
  </office:meta>
</office:document-meta>
</file>